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mpilerWrapper.setBuildSchemas( boolean build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ClassPath( String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Resolver.PassThroughResolver( ClassLoader cl , EntityResolver delegate , URI sourceDir , String baseSchem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CompilerWrapper.getBase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SourceSchemas( String source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BaseSchemaLocation( String baseSchema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CompilerWrapper.setClassTargetDir( String class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Catalo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XmlConfigs( String xmlConfi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Xml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Source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JavaTar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JavaTargetDir( String java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Resolver.resolveEntity( String publicId , String system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hemaCompilerWrapper.getSourc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isBuildSchem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Resources( List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CatalogLocation( String catalo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setSourceDir( String 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getClassTar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CompilerWrapper.compileSchema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77">
            <text:p text:style-name="Table_20_Contents">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